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P2" style:family="paragraph" style:parent-style-name="Standard">
      <style:text-properties fo:font-weight="bold" officeooo:rsid="0010159f" officeooo:paragraph-rsid="0010159f" style:font-weight-asian="bold" style:font-weight-complex="bold"/>
    </style:style>
    <style:style style:name="P3" style:family="paragraph" style:parent-style-name="Standard">
      <style:text-properties officeooo:rsid="000b237a" officeooo:paragraph-rsid="000b237a"/>
    </style:style>
    <style:style style:name="P4" style:family="paragraph" style:parent-style-name="Standard">
      <style:text-properties officeooo:paragraph-rsid="000b237a"/>
    </style:style>
    <style:style style:name="P5" style:family="paragraph" style:parent-style-name="Standard">
      <style:text-properties fo:font-weight="normal" officeooo:rsid="0010159f" officeooo:paragraph-rsid="0010159f" style:font-weight-asian="normal" style:font-weight-complex="normal"/>
    </style:style>
    <style:style style:name="P6" style:family="paragraph" style:parent-style-name="Standard">
      <style:text-properties fo:font-weight="normal" officeooo:rsid="000b237a" officeooo:paragraph-rsid="000b237a" style:font-weight-asian="normal" style:font-weight-complex="normal"/>
    </style:style>
    <style:style style:name="P7" style:family="paragraph" style:parent-style-name="Standard">
      <style:text-properties fo:font-weight="normal" officeooo:rsid="000e758c" officeooo:paragraph-rsid="001290f6" style:font-weight-asian="normal" style:font-weight-complex="normal"/>
    </style:style>
    <style:style style:name="P8" style:family="paragraph" style:parent-style-name="Standard">
      <style:text-properties fo:font-weight="normal" officeooo:rsid="0013a748" officeooo:paragraph-rsid="0010159f" style:font-weight-asian="normal" style:font-weight-complex="normal"/>
    </style:style>
    <style:style style:name="P9" style:family="paragraph" style:parent-style-name="Standard">
      <style:text-properties fo:font-style="italic" fo:font-weight="normal" officeooo:rsid="0013a748" officeooo:paragraph-rsid="0010159f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weight="bold" officeooo:rsid="000b237a" officeooo:paragraph-rsid="0017b7dd" style:font-weight-asian="bold" style:font-weight-complex="bold"/>
    </style:style>
    <style:style style:name="P11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P12" style:family="paragraph" style:parent-style-name="Standard" style:list-style-name="L1">
      <style:text-properties officeooo:rsid="0017b7dd" officeooo:paragraph-rsid="0017b7dd"/>
    </style:style>
    <style:style style:name="P13" style:family="paragraph" style:parent-style-name="Standard" style:list-style-name="L1">
      <style:text-properties fo:font-weight="normal" officeooo:rsid="0017b7dd" officeooo:paragraph-rsid="0017b7dd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82745" officeooo:paragraph-rsid="00182745" style:font-weight-asian="normal" style:font-weight-complex="normal"/>
    </style:style>
    <style:style style:name="P15" style:family="paragraph" style:parent-style-name="Standard" style:list-style-name="L1">
      <style:text-properties officeooo:paragraph-rsid="000b23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37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fbb3" style:font-weight-asian="normal" style:font-weight-complex="normal"/>
    </style:style>
    <style:style style:name="T5" style:family="text">
      <style:text-properties fo:font-weight="normal" officeooo:rsid="000e758c" style:font-weight-asian="normal" style:font-weight-complex="normal"/>
    </style:style>
    <style:style style:name="T6" style:family="text">
      <style:text-properties fo:font-weight="normal" officeooo:rsid="000b237a" style:font-weight-asian="normal" style:font-weight-complex="normal"/>
    </style:style>
    <style:style style:name="T7" style:family="text">
      <style:text-properties fo:font-weight="normal" officeooo:rsid="00108718" style:font-weight-asian="normal" style:font-weight-complex="normal"/>
    </style:style>
    <style:style style:name="T8" style:family="text">
      <style:text-properties fo:font-weight="normal" officeooo:rsid="00108ec5" style:font-weight-asian="normal" style:font-weight-complex="normal"/>
    </style:style>
    <style:style style:name="T9" style:family="text">
      <style:text-properties fo:font-weight="normal" officeooo:rsid="0010c477" style:font-weight-asian="normal" style:font-weight-complex="normal"/>
    </style:style>
    <style:style style:name="T10" style:family="text">
      <style:text-properties fo:font-weight="normal" officeooo:rsid="001290f6" style:font-weight-asian="normal" style:font-weight-complex="normal"/>
    </style:style>
    <style:style style:name="T11" style:family="text">
      <style:text-properties fo:font-weight="normal" officeooo:rsid="0013a748" style:font-weight-asian="normal" style:font-weight-complex="normal"/>
    </style:style>
    <style:style style:name="T12" style:family="text">
      <style:text-properties fo:font-weight="normal" officeooo:rsid="0017b7dd" style:font-weight-asian="normal" style:font-weight-complex="normal"/>
    </style:style>
    <style:style style:name="T13" style:family="text">
      <style:text-properties fo:font-weight="normal" officeooo:rsid="00182745" style:font-weight-asian="normal" style:font-weight-complex="normal"/>
    </style:style>
    <style:style style:name="T14" style:family="text">
      <style:text-properties fo:font-weight="normal" officeooo:rsid="0018528b" style:font-weight-asian="normal" style:font-weight-complex="normal"/>
    </style:style>
    <style:style style:name="T15" style:family="text">
      <style:text-properties officeooo:rsid="000cef38"/>
    </style:style>
    <style:style style:name="T16" style:family="text">
      <style:text-properties officeooo:rsid="000e758c"/>
    </style:style>
    <style:style style:name="T17" style:family="text">
      <style:text-properties officeooo:rsid="0010159f"/>
    </style:style>
    <style:style style:name="T18" style:family="text">
      <style:text-properties officeooo:rsid="00108ec5"/>
    </style:style>
    <style:style style:name="T19" style:family="text">
      <style:text-properties fo:font-style="italic" fo:font-weight="normal" officeooo:rsid="00108ec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3a748" style:font-style-asian="italic" style:font-weight-asian="normal" style:font-style-complex="italic" style:font-weight-complex="normal"/>
    </style:style>
    <style:style style:name="T21" style:family="text">
      <style:text-properties fo:font-style="italic" officeooo:rsid="0015def9" style:font-style-asian="italic" style:font-style-complex="italic"/>
    </style:style>
    <style:style style:name="T22" style:family="text">
      <style:text-properties officeooo:rsid="0013a748"/>
    </style:style>
    <style:style style:name="T23" style:family="text">
      <style:text-properties fo:font-style="normal" officeooo:rsid="0015def9" style:font-style-asian="normal" style:font-style-complex="normal"/>
    </style:style>
    <style:style style:name="T24" style:family="text">
      <style:text-properties fo:font-style="normal" officeooo:rsid="0016eb53" style:font-style-asian="normal" style:font-style-complex="normal"/>
    </style:style>
    <style:style style:name="T25" style:family="text">
      <style:text-properties style:text-line-through-style="none" style:text-line-through-type="none" fo:font-weight="normal" officeooo:rsid="0017b7dd" style:font-weight-asian="normal" style:font-weight-complex="normal"/>
    </style:style>
    <style:style style:name="T26" style:family="text">
      <style:text-properties officeooo:rsid="000b23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 2005 – Group 2</text:p>
      <text:p text:style-name="P5"/>
      <text:p text:style-name="P3"><text:span text:style-name="T1">Use case name</text:span>: “<text:span text:style-name="T15">S</text:span>et up a game”</text:p>
      <text:p text:style-name="P1"/>
      <text:p text:style-name="P4"><text:span text:style-name="T2">Primary Actor: </text:span><text:span text:style-name="T7">User(s)</text:span></text:p>
      <text:p text:style-name="P1"/>
      <text:p text:style-name="P1">Stakeholders and Interests:</text:p>
      <text:p text:style-name="P4"><text:span text:style-name="T2"><text:tab/></text:span><text:span text:style-name="T6">- </text:span><text:span text:style-name="T19">The User(s): </text:span><text:span text:style-name="T6">When setting up a new game, the </text:span><text:span text:style-name="T8">user(s)</text:span><text:span text:style-name="T6"> wants to easily observe the output of the game setup including the board (either simple or complex), </text:span><text:span text:style-name="T8">the difficulty (either easy or hard), </text:span><text:span text:style-name="T6">the robot pieces, and the target squares.</text:span></text:p>
      <text:p text:style-name="P6"><text:tab/>-Game is designed for children so want set up to be implemente<text:span text:style-name="T18">d</text:span> with a simple push of a button or selection of “New Game”.</text:p>
      <text:p text:style-name="P1"/>
      <text:p text:style-name="P1">Preconditions:</text:p>
      <text:p text:style-name="P1"><text:tab/><text:span text:style-name="T3">- </text:span><text:span text:style-name="T10">The user should be presented with the option to play by starting a new game or loading a saved version.</text:span></text:p>
      <text:p text:style-name="P1"><text:tab/></text:p>
      <text:p text:style-name="P1">Success <text:span text:style-name="T16">Guarantee </text:span><text:span text:style-name="T17">(Post-conditions)</text:span>:</text:p>
      <text:p text:style-name="P10"><text:tab/>-<text:span text:style-name="T25">The user sets the number of non-computer players (max of 4). Each player is given the option to enter a display name. </text:span></text:p>
      <text:p text:style-name="P10"><text:span text:style-name="T25"><text:tab/>-If the user chooses less than 4 non-computer players, the rest of the players are set up as computer players and each computer player is initialized with a different name (i.e. Computer1, Computer2..).</text:span></text:p>
      <text:p text:style-name="P10"><text:span text:style-name="T25"><text:tab/>-The user selects each computer players difficulty (easy or hard). <text:s/></text:span></text:p>
      <text:p text:style-name="P10"><text:tab/><text:span text:style-name="T3">-On setting up a new game, </text:span><text:span text:style-name="T12">the game board is initialized based on the users selection of “simple” or “complex”. T</text:span><text:span text:style-name="T3">he board must be assembled so that there is 4 different sections <text:s/>and each of the 4 robot pieces must be placed on the board randomly such that none of the pieces are placed on a target square. <text:tab/></text:span></text:p>
      <text:p text:style-name="P10"><text:span text:style-name="T3"><text:tab/>-</text:span><text:span text:style-name="T5">Each player should start the game with 0 points.</text:span></text:p>
      <text:p text:style-name="P7"/>
      <text:p text:style-name="P1">Main Success Scenario:</text:p>
      <text:list xml:id="list1633729041" text:style-name="L1">
        <text:list-item>
          <text:p text:style-name="P15"><text:span text:style-name="T11">The user(s)</text:span><text:span text:style-name="T6"> requests </text:span><text:span text:style-name="T12">to start a new game</text:span></text:p>
        </text:list-item>
        <text:list-item>
          <text:p text:style-name="P12"><text:span text:style-name="T3">The system loads the New Game user interface</text:span></text:p>
        </text:list-item>
        <text:list-item>
          <text:p text:style-name="P12"><text:span text:style-name="T3">The interface gives the user the options for type of boar</text:span><text:span text:style-name="T13">d, </text:span><text:span text:style-name="T3">the colour scheme, </text:span><text:span text:style-name="T13">and the number of players</text:span></text:p>
        </text:list-item>
        <text:list-item>
          <text:p text:style-name="P12"><text:span text:style-name="T3">The user selects which type of board they will use (simple of complex)</text:span></text:p>
        </text:list-item>
        <text:list-item>
          <text:p text:style-name="P13">The user selects the colour scheme they will use (normal or colour deficiency)</text:p>
        </text:list-item>
        <text:list-item>
          <text:p text:style-name="P14">The user selects the number of non-computer players (always 4 players, if less than 4 non-computer players than computer players will fill in the rest)</text:p>
        </text:list-item>
        <text:list-item>
          <text:p text:style-name="P14">The user selects “Start”</text:p>
        </text:list-item>
        <text:list-item>
          <text:p text:style-name="P14">The system saves this information and now loads the Player user interface, which has a block for each player with an option for “User Player” or “Computer Player”</text:p>
        </text:list-item>
        <text:list-item>
          <text:p text:style-name="P14">The user selects either “User Player” or “Computer Player” (player 1 is “User Player” by default) for each of the 4 players. There is an option to give each player a display name.</text:p>
        </text:list-item>
        <text:list-item>
          <text:p text:style-name="P14">For each “Computer Player” the user has the option to select the difficulty (easy or hard).</text:p>
        </text:list-item>
        <text:list-item>
          <text:p text:style-name="P14">The system now has all the information needed to initialize the game board.</text:p>
        </text:list-item>
        <text:list-item>
          <text:p text:style-name="P14"><text:soft-page-break/><text:span text:style-name="T26">The </text:span>system initializes the game <text:span text:style-name="T26">board with 4 sections, 4 robots pieces randomly placed, and </text:span><text:span text:style-name="T22">17 </text:span><text:span text:style-name="T26">target squares </text:span><text:span text:style-name="T22">r</text:span><text:span text:style-name="T26">andomly placed. </text:span>Each robot piece is associated with a player.</text:p>
        </text:list-item>
      </text:list>
      <text:p text:style-name="P1"/>
      <text:p text:style-name="P2">Alternate Flows:</text:p>
      <text:p text:style-name="P2"><text:tab/><text:span text:style-name="T20">Alt 1: Loading a saved game</text:span></text:p>
      <text:p text:style-name="P8"><text:tab/><text:tab/>1. When loading a saved game, all conditions will already be guaranteed. Use case ends.<text:tab/></text:p>
      <text:p text:style-name="P8"><text:tab/><text:span text:style-name="T21">Alt 2: Resetting the game</text:span></text:p>
      <text:p text:style-name="P8"><text:span text:style-name="T21"><text:tab/><text:tab/>2. </text:span><text:span text:style-name="T23">At any point, the user can reset the game to a new random configuration. </text:span><text:span text:style-name="T24">Use case ends.</text:span></text:p>
      <text:p text:style-name="P9"/>
      <text:p text:style-name="P2">Exceptions:</text:p>
      <text:p text:style-name="P4"><text:span text:style-name="T2"><text:tab/></text:span><text:span text:style-name="T6">-</text:span><text:span text:style-name="T11">If at the start up any of the </text:span><text:span text:style-name="T14">post-conditions</text:span><text:span text:style-name="T11"> are not met, the user will be prompted to start a new game.</text:span></text:p>
      <text:p text:style-name="P1"/>
      <text:p text:style-name="P1">Special Requirements:</text:p>
      <text:p text:style-name="P1"><text:tab/><text:span text:style-name="T3">-</text:span><text:span text:style-name="T12">Colours</text:span><text:span text:style-name="T3"> for the board, robot pieces, and target squares must be selected to cater to users with </text:span><text:span text:style-name="T12">colour</text:span><text:span text:style-name="T3"> vision deficiency and in such a manner that it is evident that all 4 robot pieces are a distinct </text:span><text:span text:style-name="T12">colour.</text:span><text:span text:style-name="T3"> </text:span></text:p>
      <text:p text:style-name="P1"><text:span text:style-name="T3"><text:tab/>-</text:span><text:span text:style-name="T4">If user choose complex board setup, must add diagonal road blocks </text:span><text:span text:style-name="T9">with different rules depending on the </text:span><text:span text:style-name="T12">colour.</text:span><text:span text:style-name="T9"> </text:span></text:p>
      <text:p text:style-name="P6"/>
      <text:p text:style-name="P2">Open Issues:</text:p>
      <text:p text:style-name="P2"><text:tab/><text:span text:style-name="T3">- </text:span></text:p>
      <text:p text:style-name="P2"><text:tab/>- <text:span text:style-name="T11">what is the best way to start a new game for those with color deficiency? </text:span></text:p>
      <text:p text:style-name="Text_20_body"><text:tab/><text:span text:style-name="T9">- what will be the main difference between easy and hard modes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8:26:40.699160120</meta:creation-date>
    <dc:date>2020-03-02T13:22:58.061951781</dc:date>
    <meta:editing-duration>PT5H33M7S</meta:editing-duration>
    <meta:editing-cycles>14</meta:editing-cycles>
    <meta:generator>LibreOffice/6.4.0.3$Linux_X86_64 LibreOffice_project/a0bff4025e9a3a1ad7a2bba561fd78d173e2dc11</meta:generator>
    <meta:document-statistic meta:table-count="0" meta:image-count="0" meta:object-count="0" meta:page-count="2" meta:paragraph-count="42" meta:word-count="620" meta:character-count="3475" meta:non-whitespace-character-count="2875"/>
  </office:meta>
</office:document-meta>
</file>